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#Zeit hh:m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empavg</text:p>
          </table:table-cell>
          <table:table-cell office:value-type="string" calcext:value-type="string">
            <text:p>datname</text:p>
          </table:table-cell>
          <table:table-cell office:value-type="string" calcext:value-type="string">
            <text:p>#max. Tiefe[m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45" calcext:value-type="float">
            <text:p>-45</text:p>
          </table:table-cell>
          <table:table-cell office:value-type="float" office:value="-1.3" calcext:value-type="float">
            <text:p>-1.3</text:p>
          </table:table-cell>
          <table:table-cell office:value-type="float" office:value="33.1729065035415" calcext:value-type="float">
            <text:p>33.173</text:p>
          </table:table-cell>
          <table:table-cell office:value-type="float" office:value="10121336" calcext:value-type="float">
            <text:p>10121336</text:p>
          </table:table-cell>
          <table:table-cell office:value-type="float" office:value="1.468874" calcext:value-type="float">
            <text:p>1.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.26" calcext:value-type="float">
            <text:p>34.26</text:p>
          </table:table-cell>
          <table:table-cell office:value-type="float" office:value="-72.8" calcext:value-type="float">
            <text:p>-72.8</text:p>
          </table:table-cell>
          <table:table-cell office:value-type="float" office:value="-1.46" calcext:value-type="float">
            <text:p>-1.46</text:p>
          </table:table-cell>
          <table:table-cell office:value-type="float" office:value="39.8498017217147" calcext:value-type="float">
            <text:p>39.850</text:p>
          </table:table-cell>
          <table:table-cell office:value-type="float" office:value="10121601" calcext:value-type="float">
            <text:p>10121601</text:p>
          </table:table-cell>
          <table:table-cell office:value-type="float" office:value="1.514116725" calcext:value-type="float">
            <text:p>1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9.18" calcext:value-type="float">
            <text:p>49.18</text:p>
          </table:table-cell>
          <table:table-cell office:value-type="float" office:value="-72.88" calcext:value-type="float">
            <text:p>-72.88</text:p>
          </table:table-cell>
          <table:table-cell office:value-type="float" office:value="-1.5" calcext:value-type="float">
            <text:p>-1.5</text:p>
          </table:table-cell>
          <table:table-cell office:value-type="float" office:value="36.5663087645827" calcext:value-type="float">
            <text:p>36.566</text:p>
          </table:table-cell>
          <table:table-cell office:value-type="float" office:value="10121740" calcext:value-type="float">
            <text:p>10121740</text:p>
          </table:table-cell>
          <table:table-cell office:value-type="float" office:value="1.733679475" calcext:value-type="float">
            <text:p>1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7.9" calcext:value-type="float">
            <text:p>67.9</text:p>
          </table:table-cell>
          <table:table-cell office:value-type="float" office:value="-73.6" calcext:value-type="float">
            <text:p>-73.6</text:p>
          </table:table-cell>
          <table:table-cell office:value-type="float" office:value="-1.51" calcext:value-type="float">
            <text:p>-1.51</text:p>
          </table:table-cell>
          <table:table-cell office:value-type="float" office:value="34.6441982578992" calcext:value-type="float">
            <text:p>34.644</text:p>
          </table:table-cell>
          <table:table-cell office:value-type="float" office:value="10121939" calcext:value-type="float">
            <text:p>10121939</text:p>
          </table:table-cell>
          <table:table-cell office:value-type="float" office:value="1.799769675" calcext:value-type="float">
            <text:p>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4.1" calcext:value-type="float">
            <text:p>84.1</text:p>
          </table:table-cell>
          <table:table-cell office:value-type="float" office:value="-95.9" calcext:value-type="float">
            <text:p>-95.9</text:p>
          </table:table-cell>
          <table:table-cell office:value-type="float" office:value="-1.3" calcext:value-type="float">
            <text:p>-1.3</text:p>
          </table:table-cell>
          <table:table-cell office:value-type="float" office:value="33.849518279231" calcext:value-type="float">
            <text:p>33.850</text:p>
          </table:table-cell>
          <table:table-cell office:value-type="float" office:value="10122349" calcext:value-type="float">
            <text:p>10122349</text:p>
          </table:table-cell>
          <table:table-cell office:value-type="float" office:value="0.978964635" calcext:value-type="float">
            <text:p>0.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6.7" calcext:value-type="float">
            <text:p>116.7</text:p>
          </table:table-cell>
          <table:table-cell office:value-type="float" office:value="-98.8" calcext:value-type="float">
            <text:p>-98.8</text:p>
          </table:table-cell>
          <table:table-cell office:value-type="float" office:value="-1.4" calcext:value-type="float">
            <text:p>-1.4</text:p>
          </table:table-cell>
          <table:table-cell office:value-type="float" office:value="24.7675598650535" calcext:value-type="float">
            <text:p>24.768</text:p>
          </table:table-cell>
          <table:table-cell office:value-type="float" office:value="10122739" calcext:value-type="float">
            <text:p>10122739</text:p>
          </table:table-cell>
          <table:table-cell office:value-type="float" office:value="1.94281725" calcext:value-type="float">
            <text:p>1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5.96" calcext:value-type="float">
            <text:p>155.96</text:p>
          </table:table-cell>
          <table:table-cell office:value-type="float" office:value="-112.49" calcext:value-type="float">
            <text:p>-112.49</text:p>
          </table:table-cell>
          <table:table-cell office:value-type="float" office:value="-1.5" calcext:value-type="float">
            <text:p>-1.5</text:p>
          </table:table-cell>
          <table:table-cell office:value-type="float" office:value="24.7302327134986" calcext:value-type="float">
            <text:p>24.730</text:p>
          </table:table-cell>
          <table:table-cell office:value-type="float" office:value="10122928" calcext:value-type="float">
            <text:p>10122928</text:p>
          </table:table-cell>
          <table:table-cell office:value-type="float" office:value="1.93616225" calcext:value-type="float">
            <text:p>1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91.12" calcext:value-type="float">
            <text:p>191.12</text:p>
          </table:table-cell>
          <table:table-cell office:value-type="float" office:value="-118.91" calcext:value-type="float">
            <text:p>-118.91</text:p>
          </table:table-cell>
          <table:table-cell office:value-type="float" office:value="-1.4" calcext:value-type="float">
            <text:p>-1.4</text:p>
          </table:table-cell>
          <table:table-cell office:value-type="float" office:value="24.5626403359462" calcext:value-type="float">
            <text:p>24.563</text:p>
          </table:table-cell>
          <table:table-cell office:value-type="float" office:value="10123115" calcext:value-type="float">
            <text:p>10123115</text:p>
          </table:table-cell>
          <table:table-cell office:value-type="float" office:value="1.986286775" calcext:value-type="float">
            <text:p>1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39.1" calcext:value-type="float">
            <text:p>139.1</text:p>
          </table:table-cell>
          <table:table-cell office:value-type="float" office:value="-79.4" calcext:value-type="float">
            <text:p>-79.4</text:p>
          </table:table-cell>
          <table:table-cell office:value-type="float" office:value="-1.6" calcext:value-type="float">
            <text:p>-1.6</text:p>
          </table:table-cell>
          <table:table-cell office:value-type="float" office:value="25.3486424694105" calcext:value-type="float">
            <text:p>25.349</text:p>
          </table:table-cell>
          <table:table-cell office:value-type="float" office:value="10123929" calcext:value-type="float">
            <text:p>10123929</text:p>
          </table:table-cell>
          <table:table-cell office:value-type="float" office:value="1.910657925" calcext:value-type="float">
            <text:p>1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02.1" calcext:value-type="float">
            <text:p>102.1</text:p>
          </table:table-cell>
          <table:table-cell office:value-type="float" office:value="-51.9" calcext:value-type="float">
            <text:p>-51.9</text:p>
          </table:table-cell>
          <table:table-cell office:value-type="float" office:value="-1.3" calcext:value-type="float">
            <text:p>-1.3</text:p>
          </table:table-cell>
          <table:table-cell office:value-type="float" office:value="25.2938482751455" calcext:value-type="float">
            <text:p>25.294</text:p>
          </table:table-cell>
          <table:table-cell office:value-type="float" office:value="10124118" calcext:value-type="float">
            <text:p>10124118</text:p>
          </table:table-cell>
          <table:table-cell office:value-type="float" office:value="1.721924875" calcext:value-type="float">
            <text:p>1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4.2" calcext:value-type="float">
            <text:p>54.2</text:p>
          </table:table-cell>
          <table:table-cell office:value-type="float" office:value="-46.18" calcext:value-type="float">
            <text:p>-46.18</text:p>
          </table:table-cell>
          <table:table-cell office:value-type="float" office:value="-1.4" calcext:value-type="float">
            <text:p>-1.4</text:p>
          </table:table-cell>
          <table:table-cell office:value-type="float" office:value="25.5622013809524" calcext:value-type="float">
            <text:p>25.562</text:p>
          </table:table-cell>
          <table:table-cell office:value-type="float" office:value="10124315" calcext:value-type="float">
            <text:p>10124315</text:p>
          </table:table-cell>
          <table:table-cell office:value-type="float" office:value="1.623454525" calcext:value-type="float">
            <text:p>1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4.6" calcext:value-type="float">
            <text:p>184.6</text:p>
          </table:table-cell>
          <table:table-cell office:value-type="float" office:value="16.8" calcext:value-type="float">
            <text:p>16.8</text:p>
          </table:table-cell>
          <table:table-cell office:value-type="float" office:value="-1.3" calcext:value-type="float">
            <text:p>-1.3</text:p>
          </table:table-cell>
          <table:table-cell office:value-type="float" office:value="26.4289567567568" calcext:value-type="float">
            <text:p>26.429</text:p>
          </table:table-cell>
          <table:table-cell office:value-type="float" office:value="10132805" calcext:value-type="float">
            <text:p>10132805</text:p>
          </table:table-cell>
          <table:table-cell office:value-type="float" office:value="1.889811" calcext:value-type="float">
            <text:p>1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28.6" calcext:value-type="float">
            <text:p>128.6</text:p>
          </table:table-cell>
          <table:table-cell office:value-type="float" office:value="29.2" calcext:value-type="float">
            <text:p>29.2</text:p>
          </table:table-cell>
          <table:table-cell office:value-type="float" office:value="-1.5" calcext:value-type="float">
            <text:p>-1.5</text:p>
          </table:table-cell>
          <table:table-cell office:value-type="float" office:value="26.6121770491803" calcext:value-type="float">
            <text:p>26.612</text:p>
          </table:table-cell>
          <table:table-cell office:value-type="float" office:value="10133004" calcext:value-type="float">
            <text:p>10133004</text:p>
          </table:table-cell>
          <table:table-cell office:value-type="float" office:value="1.517219" calcext:value-type="float">
            <text:p>1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1.2" calcext:value-type="float">
            <text:p>61.2</text:p>
          </table:table-cell>
          <table:table-cell office:value-type="float" office:value="59.3" calcext:value-type="float">
            <text:p>59.3</text:p>
          </table:table-cell>
          <table:table-cell office:value-type="float" office:value="-1.4" calcext:value-type="float">
            <text:p>-1.4</text:p>
          </table:table-cell>
          <table:table-cell office:value-type="float" office:value="27.3781457364341" calcext:value-type="float">
            <text:p>27.378</text:p>
          </table:table-cell>
          <table:table-cell office:value-type="float" office:value="10133203" calcext:value-type="float">
            <text:p>10133203</text:p>
          </table:table-cell>
          <table:table-cell office:value-type="float" office:value="1.561582" calcext:value-type="float">
            <text:p>1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.3" calcext:value-type="float">
            <text:p>39.3</text:p>
          </table:table-cell>
          <table:table-cell office:value-type="float" office:value="107.4" calcext:value-type="float">
            <text:p>107.4</text:p>
          </table:table-cell>
          <table:table-cell office:value-type="float" office:value="-1.4" calcext:value-type="float">
            <text:p>-1.4</text:p>
          </table:table-cell>
          <table:table-cell office:value-type="float" office:value="28.2141265486726" calcext:value-type="float">
            <text:p>28.214</text:p>
          </table:table-cell>
          <table:table-cell office:value-type="float" office:value="10133420" calcext:value-type="float">
            <text:p>10133420</text:p>
          </table:table-cell>
          <table:table-cell office:value-type="float" office:value="1.428515" calcext:value-type="float">
            <text:p>1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3.7" calcext:value-type="float">
            <text:p>93.7</text:p>
          </table:table-cell>
          <table:table-cell office:value-type="float" office:value="118" calcext:value-type="float">
            <text:p>118</text:p>
          </table:table-cell>
          <table:table-cell office:value-type="float" office:value="-1.4" calcext:value-type="float">
            <text:p>-1.4</text:p>
          </table:table-cell>
          <table:table-cell office:value-type="float" office:value="27.7646323308271" calcext:value-type="float">
            <text:p>27.765</text:p>
          </table:table-cell>
          <table:table-cell office:value-type="float" office:value="10133623" calcext:value-type="float">
            <text:p>10133623</text:p>
          </table:table-cell>
          <table:table-cell office:value-type="float" office:value="1.49061" calcext:value-type="float">
            <text:p>1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45.1" calcext:value-type="float">
            <text:p>145.1</text:p>
          </table:table-cell>
          <table:table-cell office:value-type="float" office:value="113.9" calcext:value-type="float">
            <text:p>113.9</text:p>
          </table:table-cell>
          <table:table-cell office:value-type="float" office:value="-1.4" calcext:value-type="float">
            <text:p>-1.4</text:p>
          </table:table-cell>
          <table:table-cell office:value-type="float" office:value="27.8109338235294" calcext:value-type="float">
            <text:p>27.811</text:p>
          </table:table-cell>
          <table:table-cell office:value-type="float" office:value="10133820" calcext:value-type="float">
            <text:p>10133820</text:p>
          </table:table-cell>
          <table:table-cell office:value-type="float" office:value="1.481733" calcext:value-type="float">
            <text:p>1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75.9" calcext:value-type="float">
            <text:p>175.9</text:p>
          </table:table-cell>
          <table:table-cell office:value-type="float" office:value="183.4" calcext:value-type="float">
            <text:p>183.4</text:p>
          </table:table-cell>
          <table:table-cell office:value-type="float" office:value="-1.3" calcext:value-type="float">
            <text:p>-1.3</text:p>
          </table:table-cell>
          <table:table-cell office:value-type="float" office:value="28.4351328767123" calcext:value-type="float">
            <text:p>28.435</text:p>
          </table:table-cell>
          <table:table-cell office:value-type="float" office:value="10134039" calcext:value-type="float">
            <text:p>10134039</text:p>
          </table:table-cell>
          <table:table-cell office:value-type="float" office:value="1.508353" calcext:value-type="float">
            <text:p>1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1.9" calcext:value-type="float">
            <text:p>121.9</text:p>
          </table:table-cell>
          <table:table-cell office:value-type="float" office:value="207.4" calcext:value-type="float">
            <text:p>207.4</text:p>
          </table:table-cell>
          <table:table-cell office:value-type="float" office:value="-1.3" calcext:value-type="float">
            <text:p>-1.3</text:p>
          </table:table-cell>
          <table:table-cell office:value-type="float" office:value="28.2410307692308" calcext:value-type="float">
            <text:p>28.241</text:p>
          </table:table-cell>
          <table:table-cell office:value-type="float" office:value="10134359" calcext:value-type="float">
            <text:p>10134359</text:p>
          </table:table-cell>
          <table:table-cell office:value-type="float" office:value="1.46399" calcext:value-type="float">
            <text:p>1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66.4" calcext:value-type="float">
            <text:p>66.4</text:p>
          </table:table-cell>
          <table:table-cell office:value-type="float" office:value="220.6" calcext:value-type="float">
            <text:p>220.6</text:p>
          </table:table-cell>
          <table:table-cell office:value-type="float" office:value="-1.2" calcext:value-type="float">
            <text:p>-1.2</text:p>
          </table:table-cell>
          <table:table-cell office:value-type="float" office:value="28.4729100529101" calcext:value-type="float">
            <text:p>28.473</text:p>
          </table:table-cell>
          <table:table-cell office:value-type="float" office:value="10134627" calcext:value-type="float">
            <text:p>10134627</text:p>
          </table:table-cell>
          <table:table-cell office:value-type="float" office:value="1.428515" calcext:value-type="float">
            <text:p>1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3.4" calcext:value-type="float">
            <text:p>33.4</text:p>
          </table:table-cell>
          <table:table-cell office:value-type="float" office:value="-54.7" calcext:value-type="float">
            <text:p>-54.7</text:p>
          </table:table-cell>
          <table:table-cell office:value-type="float" office:value="-1.3" calcext:value-type="float">
            <text:p>-1.3</text:p>
          </table:table-cell>
          <table:table-cell office:value-type="float" office:value="30.0718551724138" calcext:value-type="float">
            <text:p>30.072</text:p>
          </table:table-cell>
          <table:table-cell office:value-type="float" office:value="10141005" calcext:value-type="float">
            <text:p>10141005</text:p>
          </table:table-cell>
          <table:table-cell office:value-type="float" office:value="1.5201043" calcext:value-type="float">
            <text:p>1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8.2" calcext:value-type="float">
            <text:p>168.2</text:p>
          </table:table-cell>
          <table:table-cell office:value-type="float" office:value="239.9" calcext:value-type="float">
            <text:p>239.9</text:p>
          </table:table-cell>
          <table:table-cell office:value-type="float" office:value="-1.6" calcext:value-type="float">
            <text:p>-1.6</text:p>
          </table:table-cell>
          <table:table-cell office:value-type="float" office:value="27.1924951972205" calcext:value-type="float">
            <text:p>27.192</text:p>
          </table:table-cell>
          <table:table-cell office:value-type="float" office:value="10141812" calcext:value-type="float">
            <text:p>10141812</text:p>
          </table:table-cell>
          <table:table-cell office:value-type="float" office:value="1.311189275" calcext:value-type="float">
            <text:p>1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2.3" calcext:value-type="float">
            <text:p>172.3</text:p>
          </table:table-cell>
          <table:table-cell office:value-type="float" office:value="322" calcext:value-type="float">
            <text:p>322</text:p>
          </table:table-cell>
          <table:table-cell office:value-type="float" office:value="-1.6" calcext:value-type="float">
            <text:p>-1.6</text:p>
          </table:table-cell>
          <table:table-cell office:value-type="float" office:value="26.4070749498328" calcext:value-type="float">
            <text:p>26.407</text:p>
          </table:table-cell>
          <table:table-cell office:value-type="float" office:value="10142101" calcext:value-type="float">
            <text:p>10142101</text:p>
          </table:table-cell>
          <table:table-cell office:value-type="float" office:value="1.23046165" calcext:value-type="float">
            <text:p>1.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5.5" calcext:value-type="float">
            <text:p>205.5</text:p>
          </table:table-cell>
          <table:table-cell office:value-type="float" office:value="366" calcext:value-type="float">
            <text:p>366</text:p>
          </table:table-cell>
          <table:table-cell office:value-type="float" office:value="-1.6" calcext:value-type="float">
            <text:p>-1.6</text:p>
          </table:table-cell>
          <table:table-cell office:value-type="float" office:value="30.01776933767" calcext:value-type="float">
            <text:p>30.018</text:p>
          </table:table-cell>
          <table:table-cell office:value-type="float" office:value="10142312" calcext:value-type="float">
            <text:p>10142312</text:p>
          </table:table-cell>
          <table:table-cell office:value-type="float" office:value="1.269495975" calcext:value-type="float">
            <text:p>1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59.7" calcext:value-type="float">
            <text:p>159.7</text:p>
          </table:table-cell>
          <table:table-cell office:value-type="float" office:value="457.8" calcext:value-type="float">
            <text:p>457.8</text:p>
          </table:table-cell>
          <table:table-cell office:value-type="float" office:value="-1.6" calcext:value-type="float">
            <text:p>-1.6</text:p>
          </table:table-cell>
          <table:table-cell office:value-type="float" office:value="30.7974641051314" calcext:value-type="float">
            <text:p>30.797</text:p>
          </table:table-cell>
          <table:table-cell office:value-type="float" office:value="10142628" calcext:value-type="float">
            <text:p>10142628</text:p>
          </table:table-cell>
          <table:table-cell office:value-type="float" office:value="1.2215912225" calcext:value-type="float">
            <text:p>1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84.4" calcext:value-type="float">
            <text:p>184.4</text:p>
          </table:table-cell>
          <table:table-cell office:value-type="float" office:value="443.2" calcext:value-type="float">
            <text:p>443.2</text:p>
          </table:table-cell>
          <table:table-cell office:value-type="float" office:value="-1.7" calcext:value-type="float">
            <text:p>-1.7</text:p>
          </table:table-cell>
          <table:table-cell office:value-type="float" office:value="36.8350671077505" calcext:value-type="float">
            <text:p>36.835</text:p>
          </table:table-cell>
          <table:table-cell office:value-type="float" office:value="10143414" calcext:value-type="float">
            <text:p>10143414</text:p>
          </table:table-cell>
          <table:table-cell office:value-type="float" office:value="1.1315493475" calcext:value-type="float">
            <text:p>1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5.4" calcext:value-type="float">
            <text:p>145.4</text:p>
          </table:table-cell>
          <table:table-cell office:value-type="float" office:value="341.7" calcext:value-type="float">
            <text:p>341.7</text:p>
          </table:table-cell>
          <table:table-cell office:value-type="float" office:value="-1.6" calcext:value-type="float">
            <text:p>-1.6</text:p>
          </table:table-cell>
          <table:table-cell office:value-type="float" office:value="33.9225208333333" calcext:value-type="float">
            <text:p>33.923</text:p>
          </table:table-cell>
          <table:table-cell office:value-type="float" office:value="10143810" calcext:value-type="float">
            <text:p>10143810</text:p>
          </table:table-cell>
          <table:table-cell office:value-type="float" office:value="1.316734375" calcext:value-type="float">
            <text:p>1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5.2" calcext:value-type="float">
            <text:p>105.2</text:p>
          </table:table-cell>
          <table:table-cell office:value-type="float" office:value="255.5" calcext:value-type="float">
            <text:p>255.5</text:p>
          </table:table-cell>
          <table:table-cell office:value-type="float" office:value="-1.4" calcext:value-type="float">
            <text:p>-1.4</text:p>
          </table:table-cell>
          <table:table-cell office:value-type="float" office:value="25.1904204078431" calcext:value-type="float">
            <text:p>25.190</text:p>
          </table:table-cell>
          <table:table-cell office:value-type="float" office:value="10144146" calcext:value-type="float">
            <text:p>10144146</text:p>
          </table:table-cell>
          <table:table-cell office:value-type="float" office:value="1.642527425" calcext:value-type="float">
            <text:p>1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09.4" calcext:value-type="float">
            <text:p>109.4</text:p>
          </table:table-cell>
          <table:table-cell office:value-type="float" office:value="199.9" calcext:value-type="float">
            <text:p>199.9</text:p>
          </table:table-cell>
          <table:table-cell office:value-type="float" office:value="-1.4" calcext:value-type="float">
            <text:p>-1.4</text:p>
          </table:table-cell>
          <table:table-cell office:value-type="float" office:value="25.0297276392275" calcext:value-type="float">
            <text:p>25.030</text:p>
          </table:table-cell>
          <table:table-cell office:value-type="float" office:value="10144445" calcext:value-type="float">
            <text:p>10144445</text:p>
          </table:table-cell>
          <table:table-cell office:value-type="float" office:value="1.489055975" calcext:value-type="float">
            <text:p>1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15.6" calcext:value-type="float">
            <text:p>115.6</text:p>
          </table:table-cell>
          <table:table-cell office:value-type="float" office:value="129.1" calcext:value-type="float">
            <text:p>129.1</text:p>
          </table:table-cell>
          <table:table-cell office:value-type="float" office:value="-1.5" calcext:value-type="float">
            <text:p>-1.5</text:p>
          </table:table-cell>
          <table:table-cell office:value-type="float" office:value="25.4754426833073" calcext:value-type="float">
            <text:p>25.475</text:p>
          </table:table-cell>
          <table:table-cell office:value-type="float" office:value="10144719" calcext:value-type="float">
            <text:p>10144719</text:p>
          </table:table-cell>
          <table:table-cell office:value-type="float" office:value="1.631881625" calcext:value-type="float">
            <text:p>1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20.2" calcext:value-type="float">
            <text:p>120.2</text:p>
          </table:table-cell>
          <table:table-cell office:value-type="float" office:value="103.7" calcext:value-type="float">
            <text:p>103.7</text:p>
          </table:table-cell>
          <table:table-cell office:value-type="float" office:value="-1.5" calcext:value-type="float">
            <text:p>-1.5</text:p>
          </table:table-cell>
          <table:table-cell office:value-type="float" office:value="25.349448023921" calcext:value-type="float">
            <text:p>25.349</text:p>
          </table:table-cell>
          <table:table-cell office:value-type="float" office:value="10144903" calcext:value-type="float">
            <text:p>10144903</text:p>
          </table:table-cell>
          <table:table-cell office:value-type="float" office:value="1.668476975" calcext:value-type="float">
            <text:p>1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91.4" calcext:value-type="float">
            <text:p>91.4</text:p>
          </table:table-cell>
          <table:table-cell office:value-type="float" office:value="57.9" calcext:value-type="float">
            <text:p>57.9</text:p>
          </table:table-cell>
          <table:table-cell office:value-type="float" office:value="-1.4" calcext:value-type="float">
            <text:p>-1.4</text:p>
          </table:table-cell>
          <table:table-cell office:value-type="float" office:value="25.8117181571816" calcext:value-type="float">
            <text:p>25.812</text:p>
          </table:table-cell>
          <table:table-cell office:value-type="float" office:value="10145053" calcext:value-type="float">
            <text:p>10145053</text:p>
          </table:table-cell>
          <table:table-cell office:value-type="float" office:value="1.603272825" calcext:value-type="float">
            <text:p>1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17.2" calcext:value-type="float">
            <text:p>17.2</text:p>
          </table:table-cell>
          <table:table-cell office:value-type="float" office:value="-1.4" calcext:value-type="float">
            <text:p>-1.4</text:p>
          </table:table-cell>
          <table:table-cell office:value-type="float" office:value="26.1739678276269" calcext:value-type="float">
            <text:p>26.174</text:p>
          </table:table-cell>
          <table:table-cell office:value-type="float" office:value="10145507" calcext:value-type="float">
            <text:p>10145507</text:p>
          </table:table-cell>
          <table:table-cell office:value-type="float" office:value="1.72325615" calcext:value-type="float">
            <text:p>1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48.9" calcext:value-type="float">
            <text:p>48.9</text:p>
          </table:table-cell>
          <table:table-cell office:value-type="float" office:value="13.1" calcext:value-type="float">
            <text:p>13.1</text:p>
          </table:table-cell>
          <table:table-cell office:value-type="float" office:value="-1.4" calcext:value-type="float">
            <text:p>-1.4</text:p>
          </table:table-cell>
          <table:table-cell office:value-type="float" office:value="26.1744875681287" calcext:value-type="float">
            <text:p>26.174</text:p>
          </table:table-cell>
          <table:table-cell office:value-type="float" office:value="10145714" calcext:value-type="float">
            <text:p>10145714</text:p>
          </table:table-cell>
          <table:table-cell office:value-type="float" office:value="1.6580531" calcext:value-type="float">
            <text:p>1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2.3" calcext:value-type="float">
            <text:p>32.3</text:p>
          </table:table-cell>
          <table:table-cell office:value-type="float" office:value="2.3" calcext:value-type="float">
            <text:p>2.3</text:p>
          </table:table-cell>
          <table:table-cell office:value-type="float" office:value="-1.4" calcext:value-type="float">
            <text:p>-1.4</text:p>
          </table:table-cell>
          <table:table-cell office:value-type="float" office:value="26.1017387678001" calcext:value-type="float">
            <text:p>26.102</text:p>
          </table:table-cell>
          <table:table-cell office:value-type="float" office:value="10145858" calcext:value-type="float">
            <text:p>10145858</text:p>
          </table:table-cell>
          <table:table-cell office:value-type="float" office:value="1.575327875" calcext:value-type="float">
            <text:p>1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50.4</text:p>
          </table:table-cell>
          <table:table-cell office:value-type="float" office:value="-46.8" calcext:value-type="float">
            <text:p>-46.8</text:p>
          </table:table-cell>
          <table:table-cell office:value-type="float" office:value="-1.4" calcext:value-type="float">
            <text:p>-1.4</text:p>
          </table:table-cell>
          <table:table-cell office:value-type="float" office:value="25.2778504004806" calcext:value-type="float">
            <text:p>25.278</text:p>
          </table:table-cell>
          <table:table-cell office:value-type="float" office:value="10150044" calcext:value-type="float">
            <text:p>10150044</text:p>
          </table:table-cell>
          <table:table-cell office:value-type="float" office:value="1.703516925" calcext:value-type="float">
            <text:p>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0.1" calcext:value-type="float">
            <text:p>130.1</text:p>
          </table:table-cell>
          <table:table-cell office:value-type="float" office:value="-46.2" calcext:value-type="float">
            <text:p>-46.2</text:p>
          </table:table-cell>
          <table:table-cell office:value-type="float" office:value="-1.4" calcext:value-type="float">
            <text:p>-1.4</text:p>
          </table:table-cell>
          <table:table-cell office:value-type="float" office:value="25.5655928862426" calcext:value-type="float">
            <text:p>25.566</text:p>
          </table:table-cell>
          <table:table-cell office:value-type="float" office:value="10150258" calcext:value-type="float">
            <text:p>10150258</text:p>
          </table:table-cell>
          <table:table-cell office:value-type="float" office:value="1.784243725" calcext:value-type="float">
            <text:p>1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4.3" calcext:value-type="float">
            <text:p>194.3</text:p>
          </table:table-cell>
          <table:table-cell office:value-type="float" office:value="-58.3" calcext:value-type="float">
            <text:p>-58.3</text:p>
          </table:table-cell>
          <table:table-cell office:value-type="float" office:value="-1.5" calcext:value-type="float">
            <text:p>-1.5</text:p>
          </table:table-cell>
          <table:table-cell office:value-type="float" office:value="26.8418100406631" calcext:value-type="float">
            <text:p>26.842</text:p>
          </table:table-cell>
          <table:table-cell office:value-type="float" office:value="10150426" calcext:value-type="float">
            <text:p>10150426</text:p>
          </table:table-cell>
          <table:table-cell office:value-type="float" office:value="1.91598165" calcext:value-type="float">
            <text:p>1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7.5" calcext:value-type="float">
            <text:p>197.5</text:p>
          </table:table-cell>
          <table:table-cell office:value-type="float" office:value="-96.3" calcext:value-type="float">
            <text:p>-96.3</text:p>
          </table:table-cell>
          <table:table-cell office:value-type="float" office:value="-1.4" calcext:value-type="float">
            <text:p>-1.4</text:p>
          </table:table-cell>
          <table:table-cell office:value-type="float" office:value="26.7544097182289" calcext:value-type="float">
            <text:p>26.754</text:p>
          </table:table-cell>
          <table:table-cell office:value-type="float" office:value="10150612" calcext:value-type="float">
            <text:p>10150612</text:p>
          </table:table-cell>
          <table:table-cell office:value-type="float" office:value="2.04084375" calcext:value-type="float">
            <text:p>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7.7" calcext:value-type="float">
            <text:p>167.7</text:p>
          </table:table-cell>
          <table:table-cell office:value-type="float" office:value="-89.7" calcext:value-type="float">
            <text:p>-89.7</text:p>
          </table:table-cell>
          <table:table-cell office:value-type="float" office:value="-1.4" calcext:value-type="float">
            <text:p>-1.4</text:p>
          </table:table-cell>
          <table:table-cell office:value-type="float" office:value="26.6275738041734" calcext:value-type="float">
            <text:p>26.628</text:p>
          </table:table-cell>
          <table:table-cell office:value-type="float" office:value="10150738" calcext:value-type="float">
            <text:p>10150738</text:p>
          </table:table-cell>
          <table:table-cell office:value-type="float" office:value="2.1728025" calcext:value-type="float">
            <text:p>2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5.4" calcext:value-type="float">
            <text:p>125.4</text:p>
          </table:table-cell>
          <table:table-cell office:value-type="float" office:value="-88.5" calcext:value-type="float">
            <text:p>-88.5</text:p>
          </table:table-cell>
          <table:table-cell office:value-type="float" office:value="-1.4" calcext:value-type="float">
            <text:p>-1.4</text:p>
          </table:table-cell>
          <table:table-cell office:value-type="float" office:value="26.7243463112005" calcext:value-type="float">
            <text:p>26.724</text:p>
          </table:table-cell>
          <table:table-cell office:value-type="float" office:value="10150909" calcext:value-type="float">
            <text:p>10150909</text:p>
          </table:table-cell>
          <table:table-cell office:value-type="float" office:value="1.940599375" calcext:value-type="float">
            <text:p>1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6.9" calcext:value-type="float">
            <text:p>96.9</text:p>
          </table:table-cell>
          <table:table-cell office:value-type="float" office:value="-88.2" calcext:value-type="float">
            <text:p>-88.2</text:p>
          </table:table-cell>
          <table:table-cell office:value-type="float" office:value="-1.3" calcext:value-type="float">
            <text:p>-1.3</text:p>
          </table:table-cell>
          <table:table-cell office:value-type="float" office:value="27.3796102124487" calcext:value-type="float">
            <text:p>27.380</text:p>
          </table:table-cell>
          <table:table-cell office:value-type="float" office:value="10151033" calcext:value-type="float">
            <text:p>10151033</text:p>
          </table:table-cell>
          <table:table-cell office:value-type="float" office:value="1.903339625" calcext:value-type="float">
            <text:p>1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3.7" calcext:value-type="float">
            <text:p>53.7</text:p>
          </table:table-cell>
          <table:table-cell office:value-type="float" office:value="-72.2" calcext:value-type="float">
            <text:p>-72.2</text:p>
          </table:table-cell>
          <table:table-cell office:value-type="float" office:value="-1.3" calcext:value-type="float">
            <text:p>-1.3</text:p>
          </table:table-cell>
          <table:table-cell office:value-type="float" office:value="29.2966446978335" calcext:value-type="float">
            <text:p>29.297</text:p>
          </table:table-cell>
          <table:table-cell office:value-type="float" office:value="10151149" calcext:value-type="float">
            <text:p>10151149</text:p>
          </table:table-cell>
          <table:table-cell office:value-type="float" office:value="1.62234545" calcext:value-type="float">
            <text:p>1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.9" calcext:value-type="float">
            <text:p>21.9</text:p>
          </table:table-cell>
          <table:table-cell office:value-type="float" office:value="-55.3" calcext:value-type="float">
            <text:p>-55.3</text:p>
          </table:table-cell>
          <table:table-cell office:value-type="float" office:value="-1.4" calcext:value-type="float">
            <text:p>-1.4</text:p>
          </table:table-cell>
          <table:table-cell office:value-type="float" office:value="27.8168406904762" calcext:value-type="float">
            <text:p>27.817</text:p>
          </table:table-cell>
          <table:table-cell office:value-type="float" office:value="10151320" calcext:value-type="float">
            <text:p>10151320</text:p>
          </table:table-cell>
          <table:table-cell office:value-type="float" office:value="1.4360511" calcext:value-type="float">
            <text:p>1.44</text:p>
          </table:table-cell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9:11:03.301961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28S</meta:editing-duration>
    <meta:editing-cycles>16</meta:editing-cycles>
    <meta:generator>LibreOffice/4.3.7.2$Linux_X86_64 LibreOffice_project/430$Build-2</meta:generator>
    <dc:date>2015-06-28T19:11:19.917493895</dc:date>
    <dc:creator>Felix Kurtz</dc:creator>
    <meta:document-statistic meta:table-count="3" meta:cell-count="359" meta:object-count="0"/>
    <meta:user-defined meta:name="Info 1"/>
    <meta:user-defined meta:name="Info 2"/>
    <meta:user-defined meta:name="Info 3"/>
    <meta:user-defined meta:name="Info 4"/>
  </office:meta>
</office:document-meta>
</file>